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Times New Roman1" svg:font-family="'Times New Roman'"/>
    <style:font-face style:name="Arial1"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Regular"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Georgia1" svg:font-family="Georgi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7.992cm" fo:margin-top="0cm" fo:margin-bottom="0cm" table:align="center"/>
    </style:style>
    <style:style style:name="Table1.A" style:family="table-column">
      <style:table-column-properties style:column-width="4.498cm"/>
    </style:style>
    <style:style style:name="Table1.B" style:family="table-column">
      <style:table-column-properties style:column-width="2.805cm"/>
    </style:style>
    <style:style style:name="Table1.C" style:family="table-column">
      <style:table-column-properties style:column-width="3.253cm"/>
    </style:style>
    <style:style style:name="Table1.D" style:family="table-column">
      <style:table-column-properties style:column-width="7.435cm"/>
    </style:style>
    <style:style style:name="Table1.1" style:family="table-row">
      <style:table-row-properties fo:keep-together="auto"/>
    </style:style>
    <style:style style:name="Table1.A1" style:family="table-cell">
      <style:table-cell-properties fo:background-color="#e0e0e0" fo:padding-left="0.191cm" fo:padding-right="0.191cm" fo:padding-top="0cm" fo:padding-bottom="0cm" fo:border="0.75pt solid #000001">
        <style:background-image/>
      </style:table-cell-properties>
    </style:style>
    <style:style style:name="Table1.A2" style:family="table-cell">
      <style:table-cell-properties fo:padding-left="0.191cm" fo:padding-right="0.191cm" fo:padding-top="0cm" fo:padding-bottom="0cm" fo:border="0.75pt solid #000001"/>
    </style:style>
    <style:style style:name="Table1.B2" style:family="table-cell">
      <style:table-cell-properties fo:padding-left="0.191cm" fo:padding-right="0.191cm" fo:padding-top="0cm" fo:padding-bottom="0cm" fo:border="0.75pt solid #000001"/>
    </style:style>
    <style:style style:name="Table1.C2" style:family="table-cell">
      <style:table-cell-properties fo:padding-left="0.191cm" fo:padding-right="0.191cm" fo:padding-top="0cm" fo:padding-bottom="0cm" fo:border="0.75pt solid #000001"/>
    </style:style>
    <style:style style:name="Table1.D2" style:family="table-cell">
      <style:table-cell-properties fo:padding-left="0.191cm" fo:padding-right="0.191cm" fo:padding-top="0cm" fo:padding-bottom="0cm" fo:border="0.75pt solid #000001"/>
    </style:style>
    <style:style style:name="Table1.A3" style:family="table-cell">
      <style:table-cell-properties fo:padding-left="0.191cm" fo:padding-right="0.191cm" fo:padding-top="0cm" fo:padding-bottom="0cm" fo:border="0.75pt solid #000001"/>
    </style:style>
    <style:style style:name="Table1.B3" style:family="table-cell">
      <style:table-cell-properties fo:padding-left="0.191cm" fo:padding-right="0.191cm" fo:padding-top="0cm" fo:padding-bottom="0cm" fo:border="0.75pt solid #000001"/>
    </style:style>
    <style:style style:name="Table1.C3" style:family="table-cell">
      <style:table-cell-properties fo:padding-left="0.191cm" fo:padding-right="0.191cm" fo:padding-top="0cm" fo:padding-bottom="0cm" fo:border="0.75pt solid #000001"/>
    </style:style>
    <style:style style:name="Table1.D3" style:family="table-cell">
      <style:table-cell-properties fo:padding-left="0.191cm" fo:padding-right="0.191cm" fo:padding-top="0cm" fo:padding-bottom="0cm" fo:border="0.75pt solid #000001"/>
    </style:style>
    <style:style style:name="Table2" style:family="table">
      <style:table-properties style:width="16.801cm" fo:margin-left="-0.392cm" fo:margin-top="0cm" fo:margin-bottom="0cm" table:align="left"/>
    </style:style>
    <style:style style:name="Table2.A" style:family="table-column">
      <style:table-column-properties style:column-width="2.088cm"/>
    </style:style>
    <style:style style:name="Table2.B" style:family="table-column">
      <style:table-column-properties style:column-width="2.275cm"/>
    </style:style>
    <style:style style:name="Table2.C" style:family="table-column">
      <style:table-column-properties style:column-width="7.329cm"/>
    </style:style>
    <style:style style:name="Table2.D" style:family="table-column">
      <style:table-column-properties style:column-width="2.565cm"/>
    </style:style>
    <style:style style:name="Table2.E" style:family="table-column">
      <style:table-column-properties style:column-width="2.544cm"/>
    </style:style>
    <style:style style:name="Table2.1" style:family="table-row">
      <style:table-row-properties fo:keep-together="auto"/>
    </style:style>
    <style:style style:name="Table2.A1" style:family="table-cell">
      <style:table-cell-properties fo:background-color="#efefef" fo:padding-left="0.203cm" fo:padding-right="0.191cm" fo:padding-top="0cm" fo:padding-bottom="0cm" fo:border="0.75pt solid #000001">
        <style:background-image/>
      </style:table-cell-properties>
    </style:style>
    <style:style style:name="Table2.A2" style:family="table-cell">
      <style:table-cell-properties fo:padding-left="0.203cm" fo:padding-right="0.191cm" fo:padding-top="0cm" fo:padding-bottom="0cm" fo:border="0.75pt solid #000001"/>
    </style:style>
    <style:style style:name="Table2.B2" style:family="table-cell">
      <style:table-cell-properties fo:padding-left="0.203cm" fo:padding-right="0.191cm" fo:padding-top="0cm" fo:padding-bottom="0cm" fo:border="0.75pt solid #000001"/>
    </style:style>
    <style:style style:name="Table2.C2" style:family="table-cell">
      <style:table-cell-properties fo:padding-left="0.203cm" fo:padding-right="0.191cm" fo:padding-top="0cm" fo:padding-bottom="0cm" fo:border="0.75pt solid #000001"/>
    </style:style>
    <style:style style:name="Table2.D2" style:family="table-cell">
      <style:table-cell-properties fo:padding-left="0.203cm" fo:padding-right="0.191cm" fo:padding-top="0cm" fo:padding-bottom="0cm" fo:border="0.75pt solid #000001"/>
    </style:style>
    <style:style style:name="Table2.E2" style:family="table-cell">
      <style:table-cell-properties fo:padding-left="0.203cm" fo:padding-right="0.191cm" fo:padding-top="0cm" fo:padding-bottom="0cm" fo:border="0.75pt solid #000001"/>
    </style:style>
    <style:style style:name="Table3" style:family="table">
      <style:table-properties style:width="12.007cm" table:align="left"/>
    </style:style>
    <style:style style:name="Table3.A" style:family="table-column">
      <style:table-column-properties style:column-width="2.877cm"/>
    </style:style>
    <style:style style:name="Table3.B" style:family="table-column">
      <style:table-column-properties style:column-width="2.581cm"/>
    </style:style>
    <style:style style:name="Table3.C" style:family="table-column">
      <style:table-column-properties style:column-width="3.096cm"/>
    </style:style>
    <style:style style:name="Table3.D" style:family="table-column">
      <style:table-column-properties style:column-width="3.454cm"/>
    </style:style>
    <style:style style:name="Table3.A1" style:family="table-cell">
      <style:table-cell-properties style:vertical-align="middle" fo:padding-left="0.159cm" fo:padding-right="0.159cm" fo:padding-top="0.049cm" fo:padding-bottom="0.049cm" fo:border="0.05pt solid #000000"/>
    </style:style>
    <style:style style:name="Table4" style:family="table">
      <style:table-properties style:width="15.06cm" table:align="left"/>
    </style:style>
    <style:style style:name="Table4.A" style:family="table-column">
      <style:table-column-properties style:column-width="1.406cm"/>
    </style:style>
    <style:style style:name="Table4.B" style:family="table-column">
      <style:table-column-properties style:column-width="3.851cm"/>
    </style:style>
    <style:style style:name="Table4.C" style:family="table-column">
      <style:table-column-properties style:column-width="6.985cm"/>
    </style:style>
    <style:style style:name="Table4.D" style:family="table-column">
      <style:table-column-properties style:column-width="2.819cm"/>
    </style:style>
    <style:style style:name="Table4.A1" style:family="table-cell">
      <style:table-cell-properties style:vertical-align="middle" fo:padding-left="0.159cm" fo:padding-right="0.159cm" fo:padding-top="0.049cm" fo:padding-bottom="0.049cm" fo:border="0.05pt solid #000000"/>
    </style:style>
    <style:style style:name="P1" style:family="paragraph" style:parent-style-name="Table_20_Contents">
      <style:paragraph-properties fo:margin-top="0cm" fo:margin-bottom="0.499cm" style:contextual-spacing="false"/>
    </style:style>
    <style:style style:name="P2" style:family="paragraph" style:parent-style-name="Table_20_Contents">
      <style:paragraph-properties fo:margin-left="1.524cm" fo:margin-right="0cm" fo:margin-top="0cm" fo:margin-bottom="0cm" style:contextual-spacing="false" fo:line-height="120%" fo:text-indent="-1.524cm" style:auto-text-indent="false" style:writing-mode="lr-tb"/>
      <style:text-properties fo:font-variant="normal" fo:text-transform="none" fo:color="#000000" style:text-line-through-style="none" style:font-name="Times New Roman1" fo:font-size="9pt" fo:font-style="normal" style:text-underline-style="none" fo:font-weight="bold" style:text-blinking="false" fo:background-color="transparent"/>
    </style:style>
    <style:style style:name="P3"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font-name="Times New Roman1" fo:font-size="9pt" fo:font-style="normal" style:text-underline-style="none" fo:font-weight="normal" style:text-blinking="false" fo:background-color="transparent"/>
    </style:style>
    <style:style style:name="P4"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font-name="Times New Roman1" fo:font-size="9pt" fo:font-style="normal" style:text-underline-style="none" fo:font-weight="normal" officeooo:rsid="00178d3f" officeooo:paragraph-rsid="00178d3f" style:text-blinking="false" fo:background-color="transparent"/>
    </style:style>
    <style:style style:name="P5" style:family="paragraph" style:parent-style-name="Table_20_Contents" style:list-style-name="L18">
      <style:paragraph-properties fo:margin-left="0cm" fo:margin-right="0cm" fo:text-indent="0cm" style:auto-text-indent="false"/>
      <style:text-properties fo:font-size="2pt" style:font-size-asian="2pt" style:font-size-complex="2pt"/>
    </style:style>
    <style:style style:name="P6" style:family="paragraph" style:parent-style-name="Table_20_Contents" style:list-style-name="L19">
      <style:paragraph-properties fo:margin-left="0cm" fo:margin-right="0cm" fo:text-indent="0cm" style:auto-text-indent="false"/>
      <style:text-properties fo:font-size="2pt" style:font-size-asian="2pt" style:font-size-complex="2pt"/>
    </style:style>
    <style:style style:name="P7" style:family="paragraph" style:parent-style-name="Table_20_Contents" style:list-style-name="L20">
      <style:paragraph-properties fo:margin-left="0cm" fo:margin-right="0cm" fo:text-indent="0cm" style:auto-text-indent="false"/>
      <style:text-properties fo:font-size="2pt" style:font-size-asian="2pt" style:font-size-complex="2pt"/>
    </style:style>
    <style:style style:name="P8" style:family="paragraph" style:parent-style-name="Table_20_Contents" style:list-style-name="L21">
      <style:paragraph-properties fo:margin-left="0cm" fo:margin-right="0cm" fo:text-indent="0cm" style:auto-text-indent="false"/>
      <style:text-properties fo:font-size="2pt" style:font-size-asian="2pt" style:font-size-complex="2pt"/>
    </style:style>
    <style:style style:name="P9" style:family="paragraph" style:parent-style-name="Table_20_Contents" style:list-style-name="L22">
      <style:paragraph-properties fo:margin-left="0cm" fo:margin-right="0cm" fo:text-indent="0cm" style:auto-text-indent="false"/>
      <style:text-properties fo:font-size="2pt" style:font-size-asian="2pt" style:font-size-complex="2pt"/>
    </style:style>
    <style:style style:name="P10" style:family="paragraph" style:parent-style-name="Table_20_Contents" style:list-style-name="L23">
      <style:paragraph-properties fo:margin-left="0cm" fo:margin-right="0cm" fo:text-indent="0cm" style:auto-text-indent="false"/>
      <style:text-properties fo:font-size="2pt" style:font-size-asian="2pt" style:font-size-complex="2pt"/>
    </style:style>
    <style:style style:name="P11" style:family="paragraph" style:parent-style-name="Standard">
      <style:paragraph-properties fo:margin-top="6.35cm" fo:margin-bottom="0.212cm" style:contextual-spacing="false" fo:line-height="100%" fo:text-align="center" style:justify-single-word="false"/>
      <style:text-properties style:font-name="Times New Roman" officeooo:rsid="001780c0" officeooo:paragraph-rsid="001780c0"/>
    </style:style>
    <style:style style:name="P12" style:family="paragraph" style:parent-style-name="Standard" style:master-page-name="First_20_Page">
      <style:paragraph-properties fo:margin-top="6.35cm" fo:margin-bottom="0.212cm" style:contextual-spacing="false" fo:line-height="100%" fo:text-align="center" style:justify-single-word="false" style:page-number="auto"/>
      <style:text-properties style:font-name="Times New Roman" fo:font-style="italic" style:font-style-asian="italic" style:font-style-complex="italic"/>
    </style:style>
    <style:style style:name="P13"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page" fo:keep-with-next="auto"/>
    </style:style>
    <style:style style:name="P14"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page" fo:keep-with-next="auto"/>
      <style:text-properties style:font-name="Times New Roman"/>
    </style:style>
    <style:style style:name="P15" style:family="paragraph" style:parent-style-name="Standard">
      <style:paragraph-properties fo:margin-left="0cm" fo:margin-right="0cm" fo:margin-top="0cm" fo:margin-bottom="0cm" style:contextual-spacing="false" fo:text-indent="0cm" style:auto-text-indent="false"/>
    </style:style>
    <style:style style:name="P16"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keep-with-next="auto"/>
    </style:style>
    <style:style style:name="P17"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keep-with-next="auto"/>
      <style:text-properties style:font-name="Times New Roman"/>
    </style:style>
    <style:style style:name="P18" style:family="paragraph" style:parent-style-name="Standard">
      <style:paragraph-properties fo:margin-left="0.101cm" fo:margin-right="0.492cm" fo:margin-top="0cm" fo:margin-bottom="0.212cm" style:contextual-spacing="false" fo:line-height="100%" fo:text-align="center" style:justify-single-word="false" fo:text-indent="0cm" style:auto-text-indent="false">
        <style:tab-stops>
          <style:tab-stop style:position="2.503cm"/>
        </style:tab-stops>
      </style:paragraph-properties>
    </style:style>
    <style:style style:name="P19" style:family="paragraph" style:parent-style-name="Standard">
      <style:paragraph-properties fo:margin-left="0.101cm" fo:margin-right="0.492cm" fo:margin-top="0cm" fo:margin-bottom="0.212cm" style:contextual-spacing="false" fo:line-height="100%" fo:text-align="center" style:justify-single-word="false" fo:text-indent="0cm" style:auto-text-indent="false">
        <style:tab-stops>
          <style:tab-stop style:position="2.503cm"/>
        </style:tab-stops>
      </style:paragraph-properties>
      <style:text-properties officeooo:rsid="001780c0" officeooo:paragraph-rsid="001780c0"/>
    </style:style>
    <style:style style:name="P20" style:family="paragraph" style:parent-style-name="Standard">
      <style:paragraph-properties fo:margin-top="0cm" fo:margin-bottom="0cm" style:contextual-spacing="false"/>
    </style:style>
    <style:style style:name="P21" style:family="paragraph" style:parent-style-name="Standard">
      <style:paragraph-properties fo:margin-top="0cm" fo:margin-bottom="0cm" style:contextual-spacing="false" fo:line-height="100%"/>
    </style:style>
    <style:style style:name="P22" style:family="paragraph" style:parent-style-name="Standard">
      <style:paragraph-properties fo:margin-top="0cm" fo:margin-bottom="0cm" style:contextual-spacing="false" fo:line-height="100%" fo:text-align="center" style:justify-single-word="false"/>
    </style:style>
    <style:style style:name="P23" style:family="paragraph" style:parent-style-name="Standard">
      <style:paragraph-properties fo:margin-top="0cm" fo:margin-bottom="0cm" style:contextual-spacing="false" fo:line-height="100%"/>
      <style:text-properties officeooo:paragraph-rsid="001780c0"/>
    </style:style>
    <style:style style:name="P24" style:family="paragraph" style:parent-style-name="Standard">
      <style:paragraph-properties fo:margin-top="0cm" fo:margin-bottom="0cm" style:contextual-spacing="false"/>
      <style:text-properties officeooo:rsid="001780c0" officeooo:paragraph-rsid="001780c0"/>
    </style:style>
    <style:style style:name="P25" style:family="paragraph" style:parent-style-name="Standard">
      <style:paragraph-properties fo:margin-top="0cm" fo:margin-bottom="0cm" style:contextual-spacing="false" fo:line-height="100%"/>
      <style:text-properties officeooo:rsid="001780c0" officeooo:paragraph-rsid="001780c0"/>
    </style:style>
    <style:style style:name="P26" style:family="paragraph" style:parent-style-name="Standard">
      <style:paragraph-properties fo:margin-top="6.35cm" fo:margin-bottom="0cm" style:contextual-spacing="false" fo:line-height="100%" fo:text-align="center" style:justify-single-word="false"/>
    </style:style>
    <style:style style:name="P27" style:family="paragraph" style:parent-style-name="Standard">
      <style:paragraph-properties fo:margin-top="0.353cm" fo:margin-bottom="0cm" style:contextual-spacing="false" fo:line-height="100%" fo:text-align="center" style:justify-single-word="false"/>
    </style:style>
    <style:style style:name="P28" style:family="paragraph" style:parent-style-name="Standard">
      <style:paragraph-properties fo:margin-left="0.762cm" fo:margin-right="0cm" fo:margin-top="0.706cm" fo:margin-bottom="0.353cm" style:contextual-spacing="false" fo:line-height="100%" fo:text-align="center" style:justify-single-word="false" fo:keep-together="always" fo:text-indent="-0.762cm" style:auto-text-indent="false" fo:keep-with-next="always">
        <style:tab-stops>
          <style:tab-stop style:position="1.251cm"/>
        </style:tab-stops>
      </style:paragraph-properties>
    </style:style>
    <style:style style:name="P29" style:family="paragraph" style:parent-style-name="Standard">
      <style:paragraph-properties fo:margin-left="1.524cm" fo:margin-right="0cm" fo:margin-top="0cm" fo:margin-bottom="0cm" style:contextual-spacing="false" fo:line-height="100%" fo:text-indent="-1.524cm" style:auto-text-indent="false" fo:keep-with-next="always"/>
    </style:style>
    <style:style style:name="P30" style:family="paragraph" style:parent-style-name="Standard">
      <style:paragraph-properties fo:margin-left="0.101cm" fo:margin-right="0.101cm" fo:margin-top="0cm" fo:margin-bottom="0.141cm" style:contextual-spacing="false" fo:line-height="100%" fo:text-indent="0cm" style:auto-text-indent="false"/>
    </style:style>
    <style:style style:name="P31" style:family="paragraph" style:parent-style-name="Standard">
      <style:paragraph-properties fo:margin-left="0.101cm" fo:margin-right="0.101cm" fo:margin-top="0cm" fo:margin-bottom="0.141cm" style:contextual-spacing="false" fo:line-height="100%" fo:text-indent="0cm" style:auto-text-indent="false"/>
      <style:text-properties officeooo:rsid="001780c0" officeooo:paragraph-rsid="001780c0"/>
    </style:style>
    <style:style style:name="P32" style:family="paragraph" style:parent-style-name="Standard">
      <style:paragraph-properties fo:margin-top="1.27cm" fo:margin-bottom="0.212cm" style:contextual-spacing="false" fo:line-height="100%">
        <style:tab-stops>
          <style:tab-stop style:position="8.001cm" style:type="center"/>
          <style:tab-stop style:position="16.002cm" style:type="right"/>
        </style:tab-stops>
      </style:paragraph-properties>
    </style:style>
    <style:style style:name="P33" style:family="paragraph" style:parent-style-name="Standard">
      <style:paragraph-properties fo:margin-top="0cm" fo:margin-bottom="1.27cm" style:contextual-spacing="false" fo:line-height="100%" fo:text-align="center" style:justify-single-word="false">
        <style:tab-stops>
          <style:tab-stop style:position="14.503cm"/>
        </style:tab-stops>
      </style:paragraph-properties>
    </style:style>
    <style:style style:name="P34" style:family="paragraph" style:parent-style-name="Heading_20_1" style:list-style-name="WWNum6">
      <style:paragraph-properties fo:margin-left="0cm" fo:margin-right="0cm" fo:margin-top="0.706cm" fo:margin-bottom="0.212cm" style:contextual-spacing="true" fo:line-height="100%" fo:keep-together="always" fo:text-indent="0cm" style:auto-text-indent="false" fo:keep-with-next="always">
        <style:tab-stops>
          <style:tab-stop style:position="1.251cm"/>
        </style:tab-stops>
      </style:paragraph-properties>
    </style:style>
    <style:style style:name="P35" style:family="paragraph" style:parent-style-name="Heading_20_1" style:list-style-name="L17">
      <style:paragraph-properties fo:margin-left="0cm" fo:margin-right="0cm" fo:margin-top="0.847cm" fo:margin-bottom="0.212cm" style:contextual-spacing="false" fo:line-height="120%" fo:text-indent="0cm" style:auto-text-indent="false"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36" style:family="paragraph" style:parent-style-name="Heading_20_1" style:list-style-name="L11">
      <style:paragraph-properties fo:margin-top="0.706cm" fo:margin-bottom="0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37" style:family="paragraph" style:parent-style-name="Heading_20_1" style:list-style-name="L15">
      <style:paragraph-properties fo:margin-top="0.706cm" fo:margin-bottom="0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38" style:family="paragraph" style:parent-style-name="Heading_20_1" style:list-style-name="L25">
      <style:paragraph-properties fo:margin-top="0.706cm" fo:margin-bottom="0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39" style:family="paragraph" style:parent-style-name="Heading_20_1" style:list-style-name="L6">
      <style:paragraph-properties fo:margin-top="0.706cm" fo:margin-bottom="0.212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40" style:family="paragraph" style:parent-style-name="Heading_20_1" style:list-style-name="L7">
      <style:paragraph-properties fo:margin-top="0.706cm" fo:margin-bottom="0.212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41" style:family="paragraph" style:parent-style-name="Heading_20_1" style:list-style-name="L8">
      <style:paragraph-properties fo:margin-top="0.706cm" fo:margin-bottom="0.212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42" style:family="paragraph" style:parent-style-name="Heading_20_1" style:list-style-name="L9">
      <style:paragraph-properties fo:margin-top="0.706cm" fo:margin-bottom="0.212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43" style:family="paragraph" style:parent-style-name="Heading_20_1" style:list-style-name="L10">
      <style:paragraph-properties fo:margin-top="0.706cm" fo:margin-bottom="0.212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44" style:family="paragraph" style:parent-style-name="Heading_20_1" style:list-style-name="L26">
      <style:paragraph-properties fo:margin-top="0.706cm" fo:margin-bottom="0.212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45" style:family="paragraph" style:parent-style-name="Heading_20_1" style:list-style-name="L27">
      <style:paragraph-properties fo:margin-top="0.706cm" fo:margin-bottom="0.212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46" style:family="paragraph" style:parent-style-name="Heading_20_2" style:list-style-name="WWNum6">
      <style:paragraph-properties fo:margin-left="0cm" fo:margin-right="0cm" fo:margin-top="0.423cm" fo:margin-bottom="0.106cm" style:contextual-spacing="true" fo:line-height="100%" fo:text-indent="0cm" style:auto-text-indent="false"/>
    </style:style>
    <style:style style:name="P47" style:family="paragraph" style:parent-style-name="Heading_20_2">
      <style:paragraph-properties fo:margin-left="0cm" fo:margin-right="0cm" fo:margin-top="0.423cm" fo:margin-bottom="0.106cm" style:contextual-spacing="true" fo:line-height="100%" fo:text-indent="0cm" style:auto-text-indent="false"/>
      <style:text-properties fo:font-size="12pt" style:font-size-asian="10.5pt" style:font-size-complex="12pt"/>
    </style:style>
    <style:style style:name="P48" style:family="paragraph" style:parent-style-name="Heading_20_2">
      <style:paragraph-properties fo:margin-left="0cm" fo:margin-right="0cm" fo:margin-top="0.423cm" fo:margin-bottom="0.106cm" style:contextual-spacing="true" fo:line-height="100%" fo:text-indent="0cm" style:auto-text-indent="false"/>
      <style:text-properties fo:font-size="12pt" fo:font-weight="normal" officeooo:rsid="001780c0" officeooo:paragraph-rsid="001780c0" style:font-size-asian="10.5pt" style:font-weight-asian="normal" style:font-size-complex="12pt" style:font-weight-complex="normal"/>
    </style:style>
    <style:style style:name="P49" style:family="paragraph" style:parent-style-name="Heading_20_2" style:list-style-name="WWNum2">
      <style:paragraph-properties fo:margin-left="0cm" fo:margin-right="0cm" fo:margin-top="0cm" fo:margin-bottom="0cm" style:contextual-spacing="false" fo:line-height="100%" fo:text-indent="0cm" style:auto-text-indent="false"/>
      <style:text-properties fo:font-variant="normal" fo:text-transform="none" fo:color="#000000" style:text-line-through-style="none" style:font-name="Times New Roman1" fo:font-size="18pt" fo:font-style="normal" style:text-underline-style="none" fo:font-weight="bold" style:text-blinking="false" fo:background-color="transparent" style:font-size-asian="18pt" style:font-size-complex="18pt"/>
    </style:style>
    <style:style style:name="P50" style:family="paragraph" style:parent-style-name="Heading_20_2" style:list-style-name="L2">
      <style:paragraph-properties fo:margin-top="0.423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51" style:family="paragraph" style:parent-style-name="Heading_20_2" style:list-style-name="L4">
      <style:paragraph-properties fo:margin-top="0.423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52" style:family="paragraph" style:parent-style-name="Heading_20_2" style:list-style-name="L5">
      <style:paragraph-properties fo:margin-top="0.423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officeooo:paragraph-rsid="00178d3f" style:text-blinking="false" fo:background-color="transparent"/>
    </style:style>
    <style:style style:name="P53" style:family="paragraph" style:parent-style-name="Heading_20_2" style:list-style-name="L12">
      <style:paragraph-properties fo:margin-top="0.423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54" style:family="paragraph" style:parent-style-name="Heading_20_2" style:list-style-name="L13">
      <style:paragraph-properties fo:margin-top="0.423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55" style:family="paragraph" style:parent-style-name="Heading_20_2" style:list-style-name="L14">
      <style:paragraph-properties fo:margin-top="0.423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56" style:family="paragraph" style:parent-style-name="Heading_20_2" style:list-style-name="L3">
      <style:paragraph-properties fo:margin-top="0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57" style:family="paragraph" style:parent-style-name="Heading_20_2" style:list-style-name="L11">
      <style:paragraph-properties fo:margin-top="0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58" style:family="paragraph" style:parent-style-name="Heading_20_2" style:list-style-name="L25">
      <style:paragraph-properties fo:margin-top="0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59" style:family="paragraph" style:parent-style-name="Heading_20_3" style:list-style-name="WWNum6">
      <style:paragraph-properties fo:margin-left="0cm" fo:margin-right="0cm" fo:margin-top="0.423cm" fo:margin-bottom="0.106cm" style:contextual-spacing="true" fo:line-height="100%" fo:text-indent="0cm" style:auto-text-indent="false" fo:keep-with-next="always"/>
    </style:style>
    <style:style style:name="P60" style:family="paragraph" style:parent-style-name="Text_20_body">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size-complex="12pt"/>
    </style:style>
    <style:style style:name="P61" style:family="paragraph" style:parent-style-name="Text_20_body">
      <style:text-properties fo:font-size="12pt" style:font-size-asian="12pt" style:font-size-complex="12pt"/>
    </style:style>
    <style:style style:name="P62" style:family="paragraph" style:parent-style-name="Text_20_body">
      <style:paragraph-properties fo:margin-left="0.635cm" fo:margin-right="0cm" fo:margin-top="0cm" fo:margin-bottom="0cm" style:contextual-spacing="false" fo:line-height="120%" fo:text-indent="0cm" style:auto-text-indent="false" style:writing-mode="lr-tb"/>
    </style:style>
    <style:style style:name="P63" style:family="paragraph" style:parent-style-name="Text_20_body">
      <style:paragraph-properties fo:margin-left="1.27cm" fo:margin-right="0cm" fo:margin-top="0cm" fo:margin-bottom="0cm" style:contextual-spacing="false" fo:line-height="120%" fo:text-indent="0cm" style:auto-text-indent="false" style:writing-mode="lr-tb"/>
    </style:style>
    <style:style style:name="P64" style:family="paragraph" style:parent-style-name="Text_20_body" style:list-style-name="L16">
      <style:paragraph-properties fo:margin-left="0cm" fo:margin-right="0cm" fo:margin-top="0cm" fo:margin-bottom="0cm" style:contextual-spacing="false" fo:line-height="120%" fo:text-indent="0cm" style:auto-text-indent="false" fo:background-color="transparent"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size-complex="12pt"/>
    </style:style>
    <style:style style:name="P65" style:family="paragraph" style:parent-style-name="Text_20_body">
      <style:paragraph-properties fo:margin-top="0cm" fo:margin-bottom="0cm" style:contextual-spacing="false"/>
    </style:style>
    <style:style style:name="P66"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font-name="Times New Roman1" fo:font-size="9pt" fo:font-style="normal" style:text-underline-style="none" fo:font-weight="normal" style:text-blinking="false" fo:background-color="transparent"/>
    </style:style>
    <style:style style:name="P67"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font-name="Times New Roman1" fo:font-size="9pt" fo:font-style="normal" style:text-underline-style="none" fo:font-weight="normal" officeooo:paragraph-rsid="00178d3f" style:text-blinking="false" fo:background-color="transparent"/>
    </style:style>
    <style:style style:name="P68"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size-complex="12pt"/>
    </style:style>
    <style:style style:name="P69"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font-name="Times New Roman1" fo:font-size="12pt" fo:font-style="normal" style:text-underline-style="none" fo:font-weight="normal" officeooo:rsid="00178d3f" officeooo:paragraph-rsid="00178d3f" style:text-blinking="false" fo:background-color="transparent" style:font-size-asian="12pt" style:font-size-complex="12pt"/>
    </style:style>
    <style:style style:name="P70"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font-name="Times New Roman1" fo:font-size="12pt" fo:font-style="normal" style:text-underline-style="none" fo:font-weight="normal" officeooo:rsid="00178d3f" officeooo:paragraph-rsid="00178d3f" style:text-blinking="false" fo:background-color="transparent" style:font-size-asian="10.5pt" style:font-size-complex="12pt"/>
    </style:style>
    <style:style style:name="P71"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font-name="Times New Roman1" fo:font-size="11pt" fo:font-style="normal" style:text-underline-style="none" fo:font-weight="normal" style:text-blinking="false" fo:background-color="transparent" style:font-size-asian="11pt" style:font-size-complex="11pt"/>
    </style:style>
    <style:style style:name="P72"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font-name="Times New Roman1" fo:font-size="11pt" fo:font-style="normal" style:text-underline-style="none" fo:font-weight="normal" officeooo:paragraph-rsid="00178d3f" style:text-blinking="false" fo:background-color="transparent" style:font-size-asian="11pt" style:font-size-complex="11pt"/>
    </style:style>
    <style:style style:name="P73"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font-name="Times New Roman1" fo:font-size="11pt" fo:font-style="normal" style:text-underline-style="none" fo:font-weight="normal" officeooo:rsid="00178d3f" officeooo:paragraph-rsid="00178d3f" style:text-blinking="false" fo:background-color="transparent" style:font-size-asian="11pt" style:font-size-complex="11pt"/>
    </style:style>
    <style:style style:name="P74" style:family="paragraph" style:parent-style-name="Text_20_body">
      <style:paragraph-properties fo:margin-top="0cm" fo:margin-bottom="0cm" style:contextual-spacing="false" fo:line-height="120%" style:writing-mode="lr-tb"/>
    </style:style>
    <style:style style:name="P75" style:family="paragraph" style:parent-style-name="Text_20_body">
      <style:paragraph-properties fo:margin-top="0cm" fo:margin-bottom="0cm" style:contextual-spacing="false" fo:line-height="120%" style:writing-mode="lr-tb"/>
      <style:text-properties fo:font-size="18pt" fo:font-weight="bold" officeooo:rsid="00178d3f" officeooo:paragraph-rsid="00178d3f" style:font-size-asian="18pt" style:font-weight-asian="bold" style:font-size-complex="18pt" style:font-weight-complex="bold"/>
    </style:style>
    <style:style style:name="T1" style:family="text">
      <style:text-properties fo:color="#000000" style:text-position="0% 100%" style:font-name="Arial1" fo:font-size="12pt" fo:font-weight="normal" style:font-name-asian="Arial4" style:font-size-asian="12pt" style:font-weight-asian="normal" style:font-name-complex="Arial4" style:font-size-complex="12pt"/>
    </style:style>
    <style:style style:name="T2" style:family="text">
      <style:text-properties fo:color="#000000" style:text-position="0% 100%" style:font-name="Arial1" fo:font-size="12pt" fo:font-weight="bold" style:font-name-asian="Arial4" style:font-size-asian="12pt" style:font-weight-asian="bold" style:font-name-complex="Arial4" style:font-size-complex="12pt"/>
    </style:style>
    <style:style style:name="T3" style:family="text">
      <style:text-properties fo:color="#000000" style:text-position="0% 100%" fo:font-size="30pt" fo:font-weight="bold" style:font-name-asian="Arial4" style:font-size-asian="30pt" style:font-weight-asian="bold" style:font-name-complex="Arial4" style:font-size-complex="30pt"/>
    </style:style>
    <style:style style:name="T4" style:family="text">
      <style:text-properties fo:color="#000000" style:text-position="0% 100%" fo:font-size="14pt" fo:font-weight="bold" style:font-name-asian="Arial4" style:font-size-asian="14pt" style:font-weight-asian="bold" style:font-name-complex="Arial4" style:font-size-complex="14pt"/>
    </style:style>
    <style:style style:name="T5" style:family="text">
      <style:text-properties style:font-name="Arial1" fo:font-weight="bold" style:font-name-asian="Arial4" style:font-weight-asian="bold" style:font-name-complex="Arial4"/>
    </style:style>
    <style:style style:name="T6" style:family="text">
      <style:text-properties fo:font-size="14pt" style:font-size-asian="14pt" style:font-size-complex="14pt"/>
    </style:style>
    <style:style style:name="T7" style:family="text">
      <style:text-properties style:text-position="0% 100%"/>
    </style:style>
    <style:style style:name="T8" style:family="text">
      <style:text-properties style:text-position="0% 100%" style:font-name="Times New Roman" fo:font-size="9pt" fo:font-weight="normal" style:font-name-asian="Times New Roman2" style:font-size-asian="9pt" style:font-weight-asian="normal" style:font-name-complex="Times New Roman2" style:font-size-complex="9pt"/>
    </style:style>
    <style:style style:name="T9" style:family="text">
      <style:text-properties style:text-position="0% 100%" style:font-name="Times New Roman" fo:font-size="9pt" fo:font-weight="normal" officeooo:rsid="001780c0" style:font-name-asian="Times New Roman2" style:font-size-asian="9pt" style:font-weight-asian="normal" style:font-name-complex="Times New Roman2" style:font-size-complex="9pt"/>
    </style:style>
    <style:style style:name="T10" style:family="text">
      <style:text-properties style:text-position="0% 100%" style:font-name="Times New Roman" fo:font-size="9pt" fo:font-weight="bold" style:font-name-asian="Times New Roman2" style:font-size-asian="9pt" style:font-weight-asian="bold" style:font-name-complex="Times New Roman2" style:font-size-complex="9pt"/>
    </style:style>
    <style:style style:name="T11" style:family="text">
      <style:text-properties style:text-position="0% 100%" style:font-name="Times New Roman" fo:font-size="12pt" fo:font-weight="bold" style:font-name-asian="Times New Roman2" style:font-size-asian="12pt" style:font-weight-asian="bold" style:font-name-complex="Times New Roman2" style:font-size-complex="12pt"/>
    </style:style>
    <style:style style:name="T12" style:family="text">
      <style:text-properties style:text-position="0% 100%" style:font-name="Times New Roman" fo:font-size="12pt" fo:font-weight="normal" style:font-name-asian="Times New Roman2" style:font-size-asian="12pt" style:font-weight-asian="normal" style:font-name-complex="Times New Roman2" style:font-size-complex="12pt"/>
    </style:style>
    <style:style style:name="T13" style:family="text">
      <style:text-properties style:text-position="0% 100%" style:font-name="Times New Roman" fo:font-size="12pt" fo:font-weight="normal" style:font-name-asian="Times New Roman2" style:font-size-asian="12pt" style:font-weight-asian="normal" style:font-name-complex="Times New Roman2" style:font-size-complex="12pt" style:font-weight-complex="bold"/>
    </style:style>
    <style:style style:name="T14" style:family="text">
      <style:text-properties style:text-position="0% 100%" style:font-name="Times New Roman" fo:font-size="12pt" fo:font-weight="normal" officeooo:rsid="001780c0" style:font-name-asian="Times New Roman2" style:font-size-asian="12pt" style:font-weight-asian="normal" style:font-name-complex="Times New Roman2" style:font-size-complex="12pt"/>
    </style:style>
    <style:style style:name="T15" style:family="text">
      <style:text-properties style:text-position="0% 100%" style:font-name="Times New Roman" fo:font-size="14pt" fo:font-weight="normal" officeooo:rsid="001780c0" style:font-name-asian="Times New Roman2" style:font-size-asian="14pt" style:font-weight-asian="normal" style:font-name-complex="Times New Roman2" style:font-size-complex="14pt"/>
    </style:style>
    <style:style style:name="T16" style:family="text">
      <style:text-properties style:text-position="0% 100%" fo:font-size="10pt" style:font-size-asian="10pt" style:font-size-complex="10pt"/>
    </style:style>
    <style:style style:name="T17" style:family="text">
      <style:text-properties style:text-position="0% 100%" style:font-name="Arial1" fo:font-size="12pt" fo:font-weight="normal" style:font-name-asian="Arial4" style:font-size-asian="12pt" style:font-weight-asian="normal" style:font-name-complex="Arial4" style:font-size-complex="12pt"/>
    </style:style>
    <style:style style:name="T18" style:family="text">
      <style:text-properties style:text-position="0% 100%" fo:font-size="20pt" fo:font-weight="bold" style:font-size-asian="20pt" style:font-weight-asian="bold" style:font-size-complex="20pt" style:font-weight-complex="bold"/>
    </style:style>
    <style:style style:name="T19" style:family="text">
      <style:text-properties fo:font-size="9pt" style:font-size-asian="9pt" style:font-size-complex="9pt"/>
    </style:style>
    <style:style style:name="T20" style:family="text">
      <style:text-properties fo:font-size="10pt" style:font-size-asian="10pt" style:font-size-complex="10pt"/>
    </style:style>
    <style:style style:name="T21" style:family="text">
      <style:text-properties fo:color="#0000ff" fo:font-size="10pt" style:text-underline-style="solid" style:text-underline-width="auto" style:text-underline-color="font-color" style:font-size-asian="10pt" style:font-size-complex="10pt"/>
    </style:style>
    <style:style style:name="T22" style:family="text">
      <style:text-properties fo:color="#0000ff" style:text-position="0% 100%" style:font-name="Times New Roman" fo:font-size="9pt" style:text-underline-style="solid" style:text-underline-width="auto" style:text-underline-color="font-color" fo:font-weight="normal" officeooo:rsid="001780c0" style:font-name-asian="Times New Roman2" style:font-size-asian="9pt" style:font-weight-asian="normal" style:font-name-complex="Times New Roman2" style:font-size-complex="9pt"/>
    </style:style>
    <style:style style:name="T23" style:family="text">
      <style:text-properties fo:font-weight="normal"/>
    </style:style>
    <style:style style:name="T24" style:family="text">
      <style:text-properties fo:font-size="30pt" fo:font-weight="bold" style:font-name-asian="Arial4" style:font-size-asian="30pt" style:font-weight-asian="bold" style:font-name-complex="Arial4" style:font-size-complex="30pt"/>
    </style:style>
    <style:style style:name="T25" style:family="text">
      <style:text-properties style:font-name="Times New Roman" fo:font-style="italic" fo:font-weight="bold" style:font-name-asian="Arial4" style:font-style-asian="italic" style:font-weight-asian="bold" style:font-name-complex="Arial4" style:font-style-complex="italic"/>
    </style:style>
    <style:style style:name="T26" style:family="text">
      <style:text-properties fo:color="#333333" style:text-underline-style="solid" style:text-underline-width="auto" style:text-underline-color="font-color" fo:font-weight="normal"/>
    </style:style>
    <style:style style:name="T27" style:family="text">
      <style:text-properties fo:font-size="20pt" fo:font-weight="bold" style:font-size-asian="20pt" style:font-weight-asian="bold" style:font-size-complex="20pt" style:font-weight-complex="bold"/>
    </style:style>
    <style:style style:name="T28" style:family="text">
      <style:text-properties fo:font-variant="normal" fo:text-transform="none" fo:color="#000000" style:text-line-through-style="none" style:font-name="Times New Roman1" fo:font-size="12pt" fo:font-style="normal" style:text-underline-style="solid" style:text-underline-width="auto" style:text-underline-color="font-color" fo:font-weight="normal" style:text-blinking="false" fo:background-color="transparent" style:font-size-asian="12pt" style:font-size-complex="12pt"/>
    </style:style>
    <style:style style:name="T29" style:family="text">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size-complex="12pt"/>
    </style:style>
    <style:style style:name="T30" style:family="text">
      <style:text-properties fo:font-variant="normal" fo:text-transform="none" fo:color="#000000" style:text-line-through-style="none" style:font-name="Times New Roman1" fo:font-size="12pt" fo:font-style="normal" style:text-underline-style="none" fo:font-weight="normal" officeooo:rsid="00178d3f" style:text-blinking="false" fo:background-color="transparent" style:font-size-asian="12pt" style:font-size-complex="12pt"/>
    </style:style>
    <style:style style:name="T31" style:family="text">
      <style:text-properties fo:font-variant="normal" fo:text-transform="none" fo:color="#000000" style:text-line-through-style="none" style:font-name="Times New Roman1" fo:font-style="normal" style:text-underline-style="none" style:text-blinking="false" fo:background-color="transparent"/>
    </style:style>
    <style:style style:name="T32" style:family="text">
      <style:text-properties fo:font-size="18pt" fo:font-weight="bold"/>
    </style:style>
    <style:style style:name="T33" style:family="text">
      <style:text-properties officeooo:rsid="00178d3f"/>
    </style:style>
    <style:style style:name="T34" style:family="text">
      <style:text-properties officeooo:rsid="0018e90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text:start-value="3">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text:start-value="3">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text:start-value="4">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text:start-value="2">
        <style:list-level-properties text:space-before="0.748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number text:level="1" text:style-name="Numbering_20_Symbols" style:num-suffix="." style:num-format="1" text:start-value="3">
        <style:list-level-properties text:space-before="0.748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number text:level="1" text:style-name="Numbering_20_Symbols" style:num-suffix="." style:num-format="1" text:start-value="4">
        <style:list-level-properties text:space-before="0.748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number text:level="1" text:style-name="Numbering_20_Symbols" style:num-suffix="." style:num-format="1" text:start-value="5">
        <style:list-level-properties text:space-before="0.748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number text:level="1" text:style-name="Numbering_20_Symbols" style:num-suffix="." style:num-format="1" text:start-value="6">
        <style:list-level-properties text:space-before="0.748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text:start-value="1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text:start-value="1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text:start-value="1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text:start-value="1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text:start-value="1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h.gjdgxs"/><text:span text:style-name="T3">Projektplan</text:span></text:p>
      <text:p text:style-name="P11"><text:bookmark text:name="h.30j0zll"/><text:span text:style-name="T24">Biljettautomat</text:span></text:p>
      <text:p text:style-name="P19"><text:span text:style-name="T1">Angelica &amp; Emine</text:span></text:p>
      <text:p text:style-name="P18"><text:bookmark text:name="h.3znysh7"/><text:span text:style-name="T2">Version 1.</text:span><text:span text:style-name="T5">0</text:span></text:p>
      <text:p text:style-name="P20"/>
      <text:p text:style-name="P26"><text:span text:style-name="T6"/></text:p>
      <text:p text:style-name="P26"><text:bookmark text:name="h.2et92p0"/><text:soft-page-break/><text:span text:style-name="T15">Biljettautomat</text:span><text:span text:style-name="T8"><text:line-break/></text:span><text:span text:style-name="T19">Smålandsgymnasiet</text:span></text:p>
      <text:p text:style-name="P22"/>
      <text:p text:style-name="P2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0"><text:span text:style-name="T16">Namn</text:span></text:p>
          </table:table-cell>
          <table:table-cell table:style-name="Table1.A1" office:value-type="string">
            <text:p text:style-name="P20"><text:span text:style-name="T16">Ansvar</text:span></text:p>
          </table:table-cell>
          <table:table-cell table:style-name="Table1.A1" office:value-type="string">
            <text:p text:style-name="P20"><text:span text:style-name="T16">Telefon</text:span></text:p>
          </table:table-cell>
          <table:table-cell table:style-name="Table1.A1" office:value-type="string">
            <text:p text:style-name="P20"><text:span text:style-name="T16">E-post</text:span></text:p>
          </table:table-cell>
        </table:table-row>
        <table:table-row table:style-name="Table1.1">
          <table:table-cell table:style-name="Table1.A2" office:value-type="string">
            <text:p text:style-name="P24"><text:span text:style-name="T20">Angelica Jakobsen</text:span></text:p>
          </table:table-cell>
          <table:table-cell table:style-name="Table1.B2" office:value-type="string">
            <text:p text:style-name="P20"><text:span text:style-name="T20">Medlem</text:span></text:p>
          </table:table-cell>
          <table:table-cell table:style-name="Table1.C2" office:value-type="string">
            <text:p text:style-name="P20"><text:span text:style-name="T20">012-345678</text:span></text:p>
          </table:table-cell>
          <table:table-cell table:style-name="Table1.D2" office:value-type="string">
            <text:p text:style-name="P24"><text:span text:style-name="T21">Angelica.jakobsen.student13@smalandsgymnasiet.com</text:span></text:p>
          </table:table-cell>
        </table:table-row>
        <table:table-row table:style-name="Table1.1">
          <table:table-cell table:style-name="Table1.A3" office:value-type="string">
            <text:p text:style-name="P24"><text:span text:style-name="T20">Emine Johansson</text:span></text:p>
          </table:table-cell>
          <table:table-cell table:style-name="Table1.B3" office:value-type="string">
            <text:p text:style-name="P20"><text:span text:style-name="T20">Medlem</text:span></text:p>
          </table:table-cell>
          <table:table-cell table:style-name="Table1.C3" office:value-type="string">
            <text:p text:style-name="P20"><text:span text:style-name="T20">012-345678</text:span></text:p>
          </table:table-cell>
          <table:table-cell table:style-name="Table1.D3" office:value-type="string">
            <text:p text:style-name="P24"><text:span text:style-name="T21">Emine.johansson.student13@smalandsgymnasiet.com</text:span></text:p>
          </table:table-cell>
        </table:table-row>
      </table:table>
      <text:p text:style-name="P27"><text:span text:style-name="T10">E-postlista för hela gruppen</text:span><text:span text:style-name="T8">: </text:span><text:span text:style-name="T22">angelica.97@live.se</text:span></text:p>
      <text:p text:style-name="P20"><text:a xlink:type="simple" xlink:href="http://www.musiktronik.com"/></text:p>
      <text:p text:style-name="P22"><text:span text:style-name="T10">Kund:</text:span><text:span text:style-name="T8"> </text:span><text:span text:style-name="T19">Smålandsgymnasiet, Växjö</text:span><text:span text:style-name="T8">, </text:span></text:p>
      <text:p text:style-name="Standard"/>
      <text:p text:style-name="P14"/>
      <text:p text:style-name="P17"><text:span text:style-name="T4">Innehåll</text:span></text:p>
      <text:p text:style-name="P16"/>
      <text:p text:style-name="P15"><text:bookmark text:name="docs-internal-guid-fb93be91-243a-ae32-a80d-a5761a8aefc6"/><text:span text:style-name="T26"><text:line-break/></text:span></text:p>
      <text:p text:style-name="P62"><text:a xlink:type="simple" xlink:href="https://docs.google.com/document/d/1rkELaXttM6tEPkZ7TEORSDHyL6xuI7K9glEU5-WQnSc/edit#heading=h.1t3h5sf"><text:span text:style-name="T28">Beställare</text:span></text:a></text:p>
      <text:p text:style-name="P62"><text:a xlink:type="simple" xlink:href="https://docs.google.com/document/d/1rkELaXttM6tEPkZ7TEORSDHyL6xuI7K9glEU5-WQnSc/edit#heading=h.2s8eyo1"><text:span text:style-name="T28">Översiktlig beskrivning av projektet</text:span></text:a></text:p>
      <text:p text:style-name="P63"><text:a xlink:type="simple" xlink:href="https://docs.google.com/document/d/1rkELaXttM6tEPkZ7TEORSDHyL6xuI7K9glEU5-WQnSc/edit#heading=h.17dp8vu"><text:span text:style-name="T28">Syfte</text:span></text:a></text:p>
      <text:p text:style-name="P63"><text:a xlink:type="simple" xlink:href="https://docs.google.com/document/d/1rkELaXttM6tEPkZ7TEORSDHyL6xuI7K9glEU5-WQnSc/edit#heading=h.z337ya"><text:span text:style-name="T28">Leveranser</text:span></text:a></text:p>
      <text:p text:style-name="P63"><text:a xlink:type="simple" xlink:href="https://docs.google.com/document/d/1rkELaXttM6tEPkZ7TEORSDHyL6xuI7K9glEU5-WQnSc/edit#heading=h.1y810tw"><text:span text:style-name="T28">Begränsningar</text:span></text:a></text:p>
      <text:p text:style-name="P62"><text:a xlink:type="simple" xlink:href="https://docs.google.com/document/d/1rkELaXttM6tEPkZ7TEORSDHyL6xuI7K9glEU5-WQnSc/edit#heading=h.2xcytpi"><text:span text:style-name="T28">Planering</text:span></text:a></text:p>
      <text:p text:style-name="P63"><text:a xlink:type="simple" xlink:href="https://docs.google.com/document/d/1rkELaXttM6tEPkZ7TEORSDHyL6xuI7K9glEU5-WQnSc/edit#heading=h.1ci93xb"><text:span text:style-name="T28">Före projektstart</text:span></text:a></text:p>
      <text:p text:style-name="P63"><text:a xlink:type="simple" xlink:href="https://docs.google.com/document/d/1rkELaXttM6tEPkZ7TEORSDHyL6xuI7K9glEU5-WQnSc/edit#heading=h.2bn6wsx"><text:span text:style-name="T28">Under projektet</text:span></text:a></text:p>
      <text:p text:style-name="P63"><text:a xlink:type="simple" xlink:href="https://docs.google.com/document/d/1rkELaXttM6tEPkZ7TEORSDHyL6xuI7K9glEU5-WQnSc/edit#heading=h.3as4poj"><text:span text:style-name="T28">Efter projektet</text:span></text:a></text:p>
      <text:p text:style-name="P62"><text:a xlink:type="simple" xlink:href="https://docs.google.com/document/d/1rkELaXttM6tEPkZ7TEORSDHyL6xuI7K9glEU5-WQnSc/edit#heading=h.49x2ik5"><text:span text:style-name="T28">Organisationsplan för projektet</text:span></text:a></text:p>
      <text:p text:style-name="P62"><text:a xlink:type="simple" xlink:href="https://docs.google.com/document/d/1rkELaXttM6tEPkZ7TEORSDHyL6xuI7K9glEU5-WQnSc/edit#heading=h.3o7alnk"><text:span text:style-name="T28">Dokumentplan</text:span></text:a></text:p>
      <text:p text:style-name="P62"><text:a xlink:type="simple" xlink:href="https://docs.google.com/document/d/1rkELaXttM6tEPkZ7TEORSDHyL6xuI7K9glEU5-WQnSc/edit#heading=h.7usbkgom65zh"><text:span text:style-name="T28">Utvecklingsmetodik</text:span></text:a></text:p>
      <text:p text:style-name="P62"><text:a xlink:type="simple" xlink:href="https://docs.google.com/document/d/1rkELaXttM6tEPkZ7TEORSDHyL6xuI7K9glEU5-WQnSc/edit#heading=h.1v1yuxt"><text:span text:style-name="T28">Rapporteringsplan</text:span></text:a></text:p>
      <text:p text:style-name="P62"><text:a xlink:type="simple" xlink:href="https://docs.google.com/document/d/1rkELaXttM6tEPkZ7TEORSDHyL6xuI7K9glEU5-WQnSc/edit#heading=h.2u6wntf"><text:span text:style-name="T28">Mötesplan</text:span></text:a></text:p>
      <text:p text:style-name="P62"><text:a xlink:type="simple" xlink:href="https://docs.google.com/document/d/1rkELaXttM6tEPkZ7TEORSDHyL6xuI7K9glEU5-WQnSc/edit#heading=h.3tbugp1"><text:span text:style-name="T28">Resursplan</text:span></text:a></text:p>
      <text:p text:style-name="P63"><text:a xlink:type="simple" xlink:href="https://docs.google.com/document/d/1rkELaXttM6tEPkZ7TEORSDHyL6xuI7K9glEU5-WQnSc/edit#heading=h.28h4qwu"><text:span text:style-name="T28">Personer</text:span></text:a></text:p>
      <text:p text:style-name="P63"><text:a xlink:type="simple" xlink:href="https://docs.google.com/document/d/1rkELaXttM6tEPkZ7TEORSDHyL6xuI7K9glEU5-WQnSc/edit#heading=h.46r0co2"><text:span text:style-name="T28">Lokaler</text:span></text:a></text:p>
      <text:p text:style-name="P63"><text:a xlink:type="simple" xlink:href="https://docs.google.com/document/d/1rkELaXttM6tEPkZ7TEORSDHyL6xuI7K9glEU5-WQnSc/edit#heading=h.111kx3o"><text:span text:style-name="T28">Verktyg</text:span></text:a></text:p>
      <text:p text:style-name="P63"><text:a xlink:type="simple" xlink:href="https://docs.google.com/document/d/1rkELaXttM6tEPkZ7TEORSDHyL6xuI7K9glEU5-WQnSc/edit#heading=h.206ipza"><text:span text:style-name="T28">Ekonomi</text:span></text:a></text:p>
      <text:p text:style-name="P62"><text:a xlink:type="simple" xlink:href="https://docs.google.com/document/d/1rkELaXttM6tEPkZ7TEORSDHyL6xuI7K9glEU5-WQnSc/edit#heading=h.2zbgiuw"><text:span text:style-name="T28">Milstolpar</text:span></text:a></text:p>
      <text:p text:style-name="P62"><text:a xlink:type="simple" xlink:href="https://docs.google.com/document/d/1rkELaXttM6tEPkZ7TEORSDHyL6xuI7K9glEU5-WQnSc/edit#heading=h.sqyw64"><text:span text:style-name="T28">Aktiviteter</text:span></text:a></text:p>
      <text:p text:style-name="P62"><text:a xlink:type="simple" xlink:href="https://docs.google.com/document/d/1rkELaXttM6tEPkZ7TEORSDHyL6xuI7K9glEU5-WQnSc/edit#heading=h.1rvwp1q"><text:span text:style-name="T28">Tidplan</text:span></text:a></text:p>
      <text:p text:style-name="P62"><text:a xlink:type="simple" xlink:href="https://docs.google.com/document/d/1rkELaXttM6tEPkZ7TEORSDHyL6xuI7K9glEU5-WQnSc/edit#heading=h.3q5sasy"><text:span text:style-name="T28">Kvalitetsplan</text:span></text:a></text:p>
      <text:p text:style-name="P63"><text:a xlink:type="simple" xlink:href="https://docs.google.com/document/d/1rkELaXttM6tEPkZ7TEORSDHyL6xuI7K9glEU5-WQnSc/edit#heading=h.34g0dwd"><text:span text:style-name="T28">Testplan</text:span></text:a></text:p>
      <text:p text:style-name="P62"><text:a xlink:type="simple" xlink:href="https://docs.google.com/document/d/1rkELaXttM6tEPkZ7TEORSDHyL6xuI7K9glEU5-WQnSc/edit#heading=h.43ky6rz"><text:span text:style-name="T28">Riskanalys</text:span></text:a></text:p>
      <text:p text:style-name="P62"><text:a xlink:type="simple" xlink:href="https://docs.google.com/document/d/1rkELaXttM6tEPkZ7TEORSDHyL6xuI7K9glEU5-WQnSc/edit#heading=h.1x0gk37"><text:span text:style-name="T28">Avslut</text:span></text:a></text:p>
      <text:p text:style-name="P62"><text:a xlink:type="simple" xlink:href="https://docs.google.com/document/d/1rkELaXttM6tEPkZ7TEORSDHyL6xuI7K9glEU5-WQnSc/edit#heading=h.2w5ecyt"><text:span text:style-name="T28">Referenser</text:span></text:a></text:p>
      <text:p text:style-name="Text_20_body"><text:span text:style-name="T23"><text:line-break/></text:span></text:p>
      <text:p text:style-name="P20"/>
      <text:p text:style-name="Standard"/>
      <text:p text:style-name="P13"><text:a xlink:type="simple" xlink:href="http://#_Toc367459353"/></text:p>
      <text:p text:style-name="P28"><text:bookmark text:name="h.3dy6vkm"/><text:span text:style-name="T17">Dokumenthistorik</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9"><text:span text:style-name="T11">Version</text:span></text:p>
          </table:table-cell>
          <table:table-cell table:style-name="Table2.A1" office:value-type="string">
            <text:p text:style-name="P29"><text:span text:style-name="T11">Datum</text:span></text:p>
          </table:table-cell>
          <table:table-cell table:style-name="Table2.A1" office:value-type="string">
            <text:p text:style-name="P29"><text:span text:style-name="T11">Utförda förändringar </text:span></text:p>
          </table:table-cell>
          <table:table-cell table:style-name="Table2.A1" office:value-type="string">
            <text:p text:style-name="P29"><text:span text:style-name="T11">Utförda av</text:span></text:p>
          </table:table-cell>
          <table:table-cell table:style-name="Table2.A1" office:value-type="string">
            <text:p text:style-name="P29"><text:span text:style-name="T11">Granskad</text:span></text:p>
          </table:table-cell>
        </table:table-row>
        <table:table-row table:style-name="Table2.1">
          <table:table-cell table:style-name="Table2.A2" office:value-type="string">
            <text:p text:style-name="P30"><text:span text:style-name="T8">1.0</text:span></text:p>
          </table:table-cell>
          <table:table-cell table:style-name="Table2.B2" office:value-type="string">
            <text:p text:style-name="P30"><text:span text:style-name="T8">201</text:span><text:span text:style-name="T19">5</text:span><text:span text:style-name="T8">-</text:span><text:span text:style-name="T19">11</text:span><text:span text:style-name="T8">-</text:span><text:span text:style-name="T9">20</text:span></text:p>
          </table:table-cell>
          <table:table-cell table:style-name="Table2.C2" office:value-type="string">
            <text:p text:style-name="P30"><text:span text:style-name="T8">Första versionen, </text:span><text:span text:style-name="T9">krav</text:span></text:p>
          </table:table-cell>
          <table:table-cell table:style-name="Table2.D2" office:value-type="string">
            <text:p text:style-name="P31"><text:span text:style-name="T19">Båda</text:span></text:p>
          </table:table-cell>
          <table:table-cell table:style-name="Table2.E2" office:value-type="string">
            <text:p text:style-name="P31"><text:span text:style-name="T19">Båda</text:span></text:p>
          </table:table-cell>
        </table:table-row>
      </table:table>
      <text:p text:style-name="P28"/>
      <text:p text:style-name="Standard"/>
      <text:p text:style-name="P13"/>
      <text:list xml:id="list3037963468724069158" text:style-name="WWNum6">
        <text:list-header>
          <text:p text:style-name="P34"><text:bookmark text:name="h.1t3h5sf"/><text:span text:style-name="T7">Beställare</text:span></text:p>
        </text:list-header>
      </text:list>
      <text:p text:style-name="P23"><text:bookmark text:name="h.4d34og8"/>Smålandsgymnasiet, <text:span text:style-name="T12">Roger Sundh.</text:span></text:p>
      <text:p text:style-name="P23"><text:span text:style-name="T13"/></text:p>
      <text:p text:style-name="P23"><text:bookmark text:name="h.2s8eyo1"/><text:span text:style-name="T18">Översiktlig beskrivning av </text:span><text:span text:style-name="T27">projektet</text:span></text:p>
      <text:p text:style-name="P48"><text:span text:style-name="T7">Vi ska göra ett gränssnitt till en biljettautomat. Tanken med projektet är att vi ska göra det enkelt och smidigt för våra kunder att köpa biljetter samt ladda kort för sin tågresa med sj. </text:span></text:p>
      <text:p text:style-name="P47"><text:span text:style-name="T7"/></text:p>
      <text:p text:style-name="P47"><text:span text:style-name="T7"/></text:p>
      <text:list xml:id="list104943669380890" text:continue-numbering="true" text:style-name="WWNum6">
        <text:list-item>
          <text:list>
            <text:list-header>
              <text:p text:style-name="P46"><text:bookmark text:name="h.c6bg8lheqvok"/><text:span text:style-name="T7">Syfte</text:span></text:p>
            </text:list-header>
          </text:list>
        </text:list-item>
      </text:list>
      <text:p text:style-name="P25"><text:span text:style-name="T12">Syftat med uppgiften är att man på ett enkelt sätt kan ladda och köpa biljetter för att göra sin resa med tåg mycket smidigare. </text:span></text:p>
      <text:list xml:id="list104944901981195" text:continue-numbering="true" text:style-name="WWNum6">
        <text:list-item>
          <text:list>
            <text:list-header>
              <text:p text:style-name="P46"><text:span text:style-name="T7"/></text:p>
              <text:p text:style-name="P46"><text:bookmark text:name="h.undwmkk0vcqp"/><text:span text:style-name="T7">Mål</text:span></text:p>
            </text:list-header>
          </text:list>
        </text:list-item>
      </text:list>
      <text:p text:style-name="P21"><text:bookmark text:name="h.3rdcrjn"/><text:span text:style-name="T12">Att utveckla e</text:span><text:span text:style-name="T14">tt fungerande och enkelt gränssnitt till en tågbiljett automat. </text:span></text:p>
      <text:list xml:id="list104945014858309" text:continue-numbering="true" text:style-name="WWNum6">
        <text:list-item>
          <text:list>
            <text:list-item>
              <text:list>
                <text:list-header>
                  <text:p text:style-name="P59"><text:bookmark text:name="h.a7w5p09gzz4n"/><text:span text:style-name="T7"/></text:p>
                </text:list-header>
              </text:list>
            </text:list-item>
          </text:list>
        </text:list-item>
      </text:list>
      <text:list xml:id="list5329918278579269451" text:style-name="WWNum2">
        <text:list-header>
          <text:p text:style-name="P49"><text:bookmark text:name="docs-internal-guid-fb93be91-243c-948b-3a38-33dbdb3a1e21"/>Leveranser</text:p>
        </text:list-header>
      </text:list>
      <text:p text:style-name="P68">Slutlig redovisning av projektet ska ske vecka xyz, 2016.</text:p>
      <text:list xml:id="list1697244913898523646" text:style-name="L2">
        <text:list-item>
          <text:list>
            <text:list-item>
              <text:p text:style-name="P50">Begränsningar</text:p>
            </text:list-item>
          </text:list>
        </text:list-item>
      </text:list>
      <text:p text:style-name="P72">Utvecklingen begränsas till en fungerande prototyp, gjord i programmeringsverktyget <text:span text:style-name="T33">Lumzy eller ps</text:span>. </text:p>
      <text:p text:style-name="P67"><text:span text:style-name="T32"/></text:p>
      <text:p text:style-name="P67"><text:span text:style-name="T32"/></text:p>
      <text:p text:style-name="P67"><text:span text:style-name="T32"/></text:p>
      <text:p text:style-name="P67"><text:span text:style-name="T32">Planering</text:span></text:p>
      <text:p text:style-name="P67"><text:span text:style-name="T32"/></text:p>
      <text:p text:style-name="P67"><text:span text:style-name="T32"/></text:p>
      <text:list xml:id="list849924635105143174" text:style-name="L3">
        <text:list-item>
          <text:list>
            <text:list-item>
              <text:p text:style-name="P56">Före projektstart</text:p>
            </text:list-item>
          </text:list>
        </text:list-item>
      </text:list>
      <text:p text:style-name="P68">Inhämta bakgrundsinformation. Reda ut önskemål om hur <text:span text:style-name="T33">biljettautomaten</text:span> ska fungera.</text:p>
      <text:list xml:id="list6709952182744612152" text:style-name="L4">
        <text:list-item>
          <text:list>
            <text:list-item>
              <text:p text:style-name="P51">Under projektet</text:p>
            </text:list-item>
          </text:list>
        </text:list-item>
      </text:list>
      <text:p text:style-name="P68">Skapa katalogstruktur på datorn som stödjer projektets framskridande. Lägg allt material under mamp/htdocs/<text:span text:style-name="T33">biljettautomat</text:span></text:p>
      <text:p text:style-name="P68">Skapa <text:span text:style-name="T33">ett test gränssnitt i Lumzy. </text:span></text:p>
      <text:p text:style-name="P68">Ta fram en prototyp i det valda utvecklingsverktyget (<text:span text:style-name="T33">ps tror vi</text:span>)</text:p>
      <text:p text:style-name="P68">Skriva projektdokument.</text:p>
      <text:p text:style-name="P68">Uppdatera projektets GitHubsida.</text:p>
      <text:list xml:id="list5481937010396833579" text:style-name="L5">
        <text:list-item>
          <text:list>
            <text:list-header>
              <text:p text:style-name="P52"><text:soft-page-break/><text:span text:style-name="T33">3. </text:span>Efter projektet</text:p>
            </text:list-header>
          </text:list>
        </text:list-item>
      </text:list>
      <text:p text:style-name="P68">Redovisa!</text:p>
      <text:list xml:id="list7027964956016552602" text:style-name="L6">
        <text:list-header>
          <text:p text:style-name="P39"/>
          <text:p text:style-name="P39"><text:span text:style-name="T33">3.</text:span>Organisationsplan för projektet</text:p>
        </text:list-header>
      </text:list>
      <text:p text:style-name="P69">Angelica är projektledare, Vi fördelar arbetsuppgifterna lika och hjälper varandra med problem. </text:p>
      <text:list xml:id="list4923822532389101529" text:style-name="L7">
        <text:list-item>
          <text:p text:style-name="P40">Dokumentplan</text:p>
        </text:list-item>
      </text:list>
      <text:p text:style-name="P65"/>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Dokument</text:p>
          </table:table-cell>
          <table:table-cell table:style-name="Table3.A1" office:value-type="string">
            <text:p text:style-name="P2">Ansvarig</text:p>
          </table:table-cell>
          <table:table-cell table:style-name="Table3.A1" office:value-type="string">
            <text:p text:style-name="P2">Mottagare</text:p>
          </table:table-cell>
          <table:table-cell table:style-name="Table3.A1" office:value-type="string">
            <text:p text:style-name="P2">Syfte</text:p>
          </table:table-cell>
        </table:table-row>
        <table:table-row>
          <table:table-cell table:style-name="Table3.A1" office:value-type="string">
            <text:p text:style-name="P3">Kravspecifikation</text:p>
          </table:table-cell>
          <table:table-cell table:style-name="Table3.A1" office:value-type="string">
            <text:p text:style-name="P4">Angelica Jakobsen</text:p>
            <text:p text:style-name="P4">Emine Johansson</text:p>
          </table:table-cell>
          <table:table-cell table:style-name="Table3.A1" office:value-type="string">
            <text:p text:style-name="P3">Smålandsgymnasiet</text:p>
          </table:table-cell>
          <table:table-cell table:style-name="Table3.A1" office:value-type="string">
            <text:p text:style-name="P3">Klargöra projektets krav. </text:p>
          </table:table-cell>
        </table:table-row>
        <table:table-row>
          <table:table-cell table:style-name="Table3.A1" office:value-type="string">
            <text:p text:style-name="P3">Projektplan</text:p>
          </table:table-cell>
          <table:table-cell table:style-name="Table3.A1" office:value-type="string">
            <text:p text:style-name="P4">Angelica Jakobsen</text:p>
            <text:p text:style-name="P4">Emine Johansson</text:p>
          </table:table-cell>
          <table:table-cell table:style-name="Table3.A1" office:value-type="string">
            <text:p text:style-name="P3">Smålandsgymnasiet</text:p>
          </table:table-cell>
          <table:table-cell table:style-name="Table3.A1" office:value-type="string">
            <text:p text:style-name="P4">En plan inför arbetet</text:p>
          </table:table-cell>
        </table:table-row>
        <table:table-row>
          <table:table-cell table:style-name="Table3.A1" office:value-type="string">
            <text:p text:style-name="P3">Systemskiss</text:p>
          </table:table-cell>
          <table:table-cell table:style-name="Table3.A1" office:value-type="string">
            <text:p text:style-name="P4">Angelica </text:p>
            <text:p text:style-name="P4">Emine</text:p>
          </table:table-cell>
          <table:table-cell table:style-name="Table3.A1" office:value-type="string">
            <text:p text:style-name="P3">Smålandsgymnasiet</text:p>
          </table:table-cell>
          <table:table-cell table:style-name="Table3.A1" office:value-type="string">
            <text:p text:style-name="P4">Ett stöd inför kommande jobb </text:p>
          </table:table-cell>
        </table:table-row>
        <table:table-row>
          <table:table-cell table:style-name="Table3.A1" office:value-type="string">
            <text:p text:style-name="P3">Tidplan</text:p>
          </table:table-cell>
          <table:table-cell table:style-name="Table3.A1" office:value-type="string">
            <text:p text:style-name="P4">Angelica </text:p>
            <text:p text:style-name="P4">Emine</text:p>
          </table:table-cell>
          <table:table-cell table:style-name="Table3.A1" office:value-type="string">
            <text:p text:style-name="P3">Smålandsgymnasiet</text:p>
          </table:table-cell>
          <table:table-cell table:style-name="Table3.A1" office:value-type="string">
            <text:p text:style-name="P3">Visa projektets aktiviteter ur ett tidsmässigt perspektiv</text:p>
          </table:table-cell>
        </table:table-row>
        <table:table-row>
          <table:table-cell table:style-name="Table3.A1" office:value-type="string">
            <text:p text:style-name="P3">Projektrapport</text:p>
          </table:table-cell>
          <table:table-cell table:style-name="Table3.A1" office:value-type="string">
            <text:p text:style-name="P4">Angelica</text:p>
            <text:p text:style-name="P4">Emine</text:p>
          </table:table-cell>
          <table:table-cell table:style-name="Table3.A1" office:value-type="string">
            <text:p text:style-name="P3">Smålandsgymnasiet</text:p>
          </table:table-cell>
          <table:table-cell table:style-name="Table3.A1" office:value-type="string">
            <text:p text:style-name="P4">Utförande och resultat</text:p>
          </table:table-cell>
        </table:table-row>
        <table:table-row>
          <table:table-cell table:style-name="Table3.A1" office:value-type="string">
            <text:p text:style-name="P3">Användarmanual</text:p>
          </table:table-cell>
          <table:table-cell table:style-name="Table3.A1" office:value-type="string">
            <text:p text:style-name="P4">Emine</text:p>
          </table:table-cell>
          <table:table-cell table:style-name="Table3.A1" office:value-type="string">
            <text:p text:style-name="P3">Smålandsgymnasiet</text:p>
          </table:table-cell>
          <table:table-cell table:style-name="Table3.A1" office:value-type="string">
            <text:p text:style-name="P3">Vis<text:span text:style-name="T34">a hur man använder automaten. </text:span></text:p>
          </table:table-cell>
        </table:table-row>
      </table:table>
      <text:p text:style-name="Text_20_body"/>
      <text:list xml:id="list183781713019046724" text:style-name="L8">
        <text:list-item>
          <text:p text:style-name="P41">Utvecklingsmetodik</text:p>
        </text:list-item>
      </text:list>
      <text:p text:style-name="P68">Projektet kommer att utföras med hjälp av programmeringsverktyget <text:span text:style-name="T33">Ps</text:span> och GitHub. För att skapa bilder används Photoshop eller något likvärdigt program. Ljudeffekter hämtas från nätet <text:s/><text:span text:style-name="T33">om gränssnittet innehåller tal eller liknande.</text:span> Löpande hålls projektet uppdaterat via GitHub</text:p>
      <text:p text:style-name="P69"><text:a xlink:type="simple" xlink:href="https://github.com/Angelicajakobsen">https://github.com/Angelicajakobsen</text:a> </text:p>
      <text:p text:style-name="P68"/>
      <text:list xml:id="list3649661420985077444" text:style-name="L9">
        <text:list-item>
          <text:p text:style-name="P42">Rapporteringsplan</text:p>
        </text:list-item>
      </text:list>
      <text:p text:style-name="P71">Projektarbetet avslutas med en rapport. Den skrivs av projektdeltagarna löpande under arbetets gång. Rapporten lämnas till kunden vid projektarbetets slut.</text:p>
      <text:p text:style-name="P66"/>
      <text:list xml:id="list5321320374617590702" text:style-name="L10">
        <text:list-item>
          <text:p text:style-name="P43"><text:soft-page-break/>Mötesplan</text:p>
        </text:list-item>
      </text:list>
      <text:p text:style-name="P68">Möten sker fortlöpande (under lektionerna). Övrig kommunikation sker via GitHub eller mejl.</text:p>
      <text:list xml:id="list1681199545854530746" text:style-name="L11">
        <text:list-item>
          <text:p text:style-name="P36">Resursplan</text:p>
          <text:list>
            <text:list-item>
              <text:p text:style-name="P57">Personer</text:p>
            </text:list-item>
          </text:list>
        </text:list-item>
      </text:list>
      <text:p text:style-name="P70">Emine Johansson</text:p>
      <text:p text:style-name="P70">Angelica Jakobsnen</text:p>
      <text:list xml:id="list4221376174053144573" text:style-name="L12">
        <text:list-item>
          <text:list>
            <text:list-item>
              <text:p text:style-name="P53">Lokaler</text:p>
            </text:list-item>
          </text:list>
        </text:list-item>
      </text:list>
      <text:p text:style-name="P68">Utvecklingen sker i skolan och hemma.</text:p>
      <text:list xml:id="list8036884073946642889" text:style-name="L13">
        <text:list-item>
          <text:list>
            <text:list-item>
              <text:p text:style-name="P54">Verktyg</text:p>
            </text:list-item>
          </text:list>
        </text:list-item>
      </text:list>
      <text:p text:style-name="P68">I huvudsak används datorn (Mac) med de nödvändiga verktygen.</text:p>
      <text:p text:style-name="P68">GitHub</text:p>
      <text:p text:style-name="P68">Google Docs</text:p>
      <text:p text:style-name="P69">Lumzy</text:p>
      <text:p text:style-name="P68">Photoshop</text:p>
      <text:p text:style-name="P68"/>
      <text:p text:style-name="P61"/>
      <text:list xml:id="list4341449039788004657" text:style-name="L14">
        <text:list-item>
          <text:list>
            <text:list-item>
              <text:p text:style-name="P55">Ekonomi</text:p>
            </text:list-item>
          </text:list>
        </text:list-item>
      </text:list>
      <text:p text:style-name="P69">Det finns inga pengar</text:p>
      <text:list xml:id="list5119139532184007340" text:style-name="L15">
        <text:list-item>
          <text:p text:style-name="P37">Milstolpar</text:p>
        </text:list-item>
      </text:list>
      <text:list xml:id="list2132111762225764832" text:style-name="L16">
        <text:list-item>
          <text:p text:style-name="P64">Kravspecifikation godkänd. <text:span text:style-name="T33">Soon den</text:span></text:p>
        </text:list-item>
        <text:list-item>
          <text:p text:style-name="P64">Projektplan godkänd.</text:p>
        </text:list-item>
        <text:list-item>
          <text:p text:style-name="P64">Systemskiss godkänd.</text:p>
        </text:list-item>
        <text:list-item>
          <text:p text:style-name="P64">Tidplan godkänd.</text:p>
        </text:list-item>
        <text:list-item>
          <text:p text:style-name="P64">Rapportdisposition godkänd.</text:p>
        </text:list-item>
        <text:list-item>
          <text:p text:style-name="P64">Projektrapporten avslutad</text:p>
        </text:list-item>
      </text:list>
      <text:p text:style-name="P61"/>
      <text:list xml:id="list4759655465131227486" text:style-name="L17">
        <text:list-item>
          <text:p text:style-name="P35">Aktiviteter</text:p>
        </text:list-item>
      </text:list>
      <text:p text:style-name="P65"/>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Nr</text:p>
          </table:table-cell>
          <table:table-cell table:style-name="Table4.A1" office:value-type="string">
            <text:p text:style-name="P2">Aktivitet</text:p>
          </table:table-cell>
          <table:table-cell table:style-name="Table4.A1" office:value-type="string">
            <text:p text:style-name="P2">Beskrivning</text:p>
          </table:table-cell>
          <table:table-cell table:style-name="Table4.A1" office:value-type="string">
            <text:p text:style-name="P2">Beräknad tid tim</text:p>
          </table:table-cell>
        </table:table-row>
        <table:table-row>
          <table:table-cell table:style-name="Table4.A1" office:value-type="string">
            <text:list xml:id="list859482875711696584" text:style-name="L18">
              <text:list-item>
                <text:p text:style-name="P5"/>
              </text:list-item>
            </text:list>
          </table:table-cell>
          <table:table-cell table:style-name="Table4.A1" office:value-type="string">
            <text:p text:style-name="P1"/>
            <text:p text:style-name="P3">Samla material</text:p>
          </table:table-cell>
          <table:table-cell table:style-name="Table4.A1" office:value-type="string">
            <text:p text:style-name="P3">Insamling av bilder, <text:span text:style-name="T33">testar m.m.</text:span></text:p>
          </table:table-cell>
          <table:table-cell table:style-name="Table4.A1" office:value-type="string">
            <text:p text:style-name="P3">10 </text:p>
          </table:table-cell>
        </table:table-row>
        <text:soft-page-break/>
        <table:table-row>
          <table:table-cell table:style-name="Table4.A1" office:value-type="string">
            <text:list xml:id="list5047685523990714341" text:style-name="L19">
              <text:list-item>
                <text:p text:style-name="P6"/>
              </text:list-item>
            </text:list>
          </table:table-cell>
          <table:table-cell table:style-name="Table4.A1" office:value-type="string">
            <text:p text:style-name="P1"/>
            <text:p text:style-name="P3">Reflektion</text:p>
          </table:table-cell>
          <table:table-cell table:style-name="Table4.A1" office:value-type="string">
            <text:p text:style-name="P3">Tid för tankearbete</text:p>
          </table:table-cell>
          <table:table-cell table:style-name="Table4.A1" office:value-type="string">
            <text:p text:style-name="P3">10</text:p>
          </table:table-cell>
        </table:table-row>
        <table:table-row>
          <table:table-cell table:style-name="Table4.A1" office:value-type="string">
            <text:list xml:id="list2811776509776569943" text:style-name="L20">
              <text:list-item>
                <text:p text:style-name="P7"/>
              </text:list-item>
            </text:list>
          </table:table-cell>
          <table:table-cell table:style-name="Table4.A1" office:value-type="string">
            <text:p text:style-name="P1"/>
            <text:p text:style-name="P3">Skapa projektstruktur (utforskaren, GitHub mm) Administration</text:p>
          </table:table-cell>
          <table:table-cell table:style-name="Table4.A1" office:value-type="string">
            <text:p text:style-name="P3">Lägga upp GitHubsidan. Skapa mapparna i htdocs. Bestämma roller (projektledare, deltagare mm)</text:p>
          </table:table-cell>
          <table:table-cell table:style-name="Table4.A1" office:value-type="string">
            <text:p text:style-name="P3">60</text:p>
          </table:table-cell>
        </table:table-row>
        <table:table-row>
          <table:table-cell table:style-name="Table4.A1" office:value-type="string">
            <text:list xml:id="list3099591385872528766" text:style-name="L21">
              <text:list-item>
                <text:p text:style-name="P8"/>
              </text:list-item>
            </text:list>
          </table:table-cell>
          <table:table-cell table:style-name="Table4.A1" office:value-type="string">
            <text:p text:style-name="P1"/>
            <text:p text:style-name="P3">Programmera i Scratch</text:p>
          </table:table-cell>
          <table:table-cell table:style-name="Table4.A1" office:value-type="string">
            <text:p text:style-name="P3">Skapa programmet i <text:span text:style-name="T33">ps eller lumzy. </text:span></text:p>
          </table:table-cell>
          <table:table-cell table:style-name="Table4.A1" office:value-type="string">
            <text:p text:style-name="P3">50</text:p>
          </table:table-cell>
        </table:table-row>
        <table:table-row>
          <table:table-cell table:style-name="Table4.A1" office:value-type="string">
            <text:list xml:id="list1992996009014548648" text:style-name="L22">
              <text:list-item>
                <text:p text:style-name="P9"/>
              </text:list-item>
            </text:list>
          </table:table-cell>
          <table:table-cell table:style-name="Table4.A1" office:value-type="string">
            <text:p text:style-name="P1"/>
            <text:p text:style-name="P3">Skriva projektdokument</text:p>
          </table:table-cell>
          <table:table-cell table:style-name="Table4.A1" office:value-type="string">
            <text:p text:style-name="P3">Skriva projektets <text:span text:style-name="T33">olika dokument</text:span></text:p>
          </table:table-cell>
          <table:table-cell table:style-name="Table4.A1" office:value-type="string">
            <text:p text:style-name="P3">100</text:p>
          </table:table-cell>
        </table:table-row>
        <table:table-row>
          <table:table-cell table:style-name="Table4.A1" office:value-type="string">
            <text:list xml:id="list7579192870442281825" text:style-name="L23">
              <text:list-item>
                <text:p text:style-name="P10"/>
              </text:list-item>
            </text:list>
          </table:table-cell>
          <table:table-cell table:style-name="Table4.A1" office:value-type="string">
            <text:p text:style-name="P1"/>
            <text:p text:style-name="P3">Tester och verifiering</text:p>
          </table:table-cell>
          <table:table-cell table:style-name="Table4.A1" office:value-type="string">
            <text:p text:style-name="P3">Test och verifiering av alla funktioner</text:p>
          </table:table-cell>
          <table:table-cell table:style-name="Table4.A1" office:value-type="string">
            <text:p text:style-name="P3">60</text:p>
          </table:table-cell>
        </table:table-row>
      </table:table>
      <text:p text:style-name="P60"/>
      <text:list xml:id="list6540809466733067044" text:style-name="L25">
        <text:list-item>
          <text:p text:style-name="P38">Kvalitetsplan</text:p>
          <text:list>
            <text:list-item>
              <text:p text:style-name="P58">Testplan</text:p>
            </text:list-item>
          </text:list>
        </text:list-item>
      </text:list>
      <text:p text:style-name="P68">Tester ska ske löpande. Förändringar införs på GitHub. Var noga med att beskriva ändringarna som genomförs.</text:p>
      <text:list xml:id="list8370652145854806949" text:style-name="L26">
        <text:list-item>
          <text:p text:style-name="P44">Riskanalys</text:p>
        </text:list-item>
      </text:list>
      <text:p text:style-name="P73">Personer kan bli sjuka då vi jobbar två stycken i gruppen. </text:p>
      <text:list xml:id="list7699589181070142935" text:style-name="L27">
        <text:list-item>
          <text:p text:style-name="P45">Avslut</text:p>
        </text:list-item>
      </text:list>
      <text:p text:style-name="P74"><text:span text:style-name="T29">Projektarbetet avslutas med en muntlig redovisning inför gruppen, </text:span><text:span text:style-name="T30">och även en rapport. </text:span></text:p>
      <text:p text:style-name="P74"><text:span text:style-name="T30"/></text:p>
      <text:p text:style-name="P74"><text:span text:style-name="T30"/></text:p>
      <text:p text:style-name="P75"><text:span text:style-name="T31">Tidplan inför projektet</text:span></text:p>
      <text:p text:style-name="P75"><text:span text:style-name="T31"/></text:p>
      <text:p text:style-name="P75"><text:span text:style-name="T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rial2" svg:font-family="Arial"/>
    <style:font-face style:name="Times New Roman1" svg:font-family="'Times New Roman'"/>
    <style:font-face style:name="Arial1"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Regular"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Georgia1" svg:font-family="Georgi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position="0% 100%" style:font-name="Times New Roman" fo:font-size="12pt" fo:language="sv" fo:country="SE" fo:font-style="normal" style:text-underline-style="none" fo:font-weight="normal" style:letter-kerning="true" style:font-name-asian="Times New Roman2" style:font-size-asian="12pt" style:language-asian="zh" style:country-asian="CN" style:font-style-asian="normal" style:font-weight-asian="normal" style:font-name-complex="Times New Roman2" style:font-size-complex="12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position="0% 100%" style:font-name="Times New Roman" fo:font-size="12pt" fo:language="sv" fo:country="SE" fo:font-style="normal" style:text-underline-style="none" fo:font-weight="normal" style:letter-kerning="true" style:font-name-asian="Times New Roman2" style:font-size-asian="12pt" style:language-asian="zh" style:country-asian="CN" style:font-style-asian="normal" style:font-weight-asian="normal" style:font-name-complex="Times New Roman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orphans="2" fo:widows="2" style:writing-mode="lr-tb"/>
    </style:style>
    <style:style style:name="Heading_20_1" style:display-name="Heading 1" style:family="paragraph" style:parent-style-name="normal" style:default-outline-level="" style:class="text">
      <style:paragraph-properties fo:margin-top="0.847cm" fo:margin-bottom="0.212cm" style: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default-outline-level="" style:class="text">
      <style:paragraph-properties fo:margin-top="0.635cm" fo:margin-bottom="0.141cm" style: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default-outline-level="" style:class="text">
      <style:paragraph-properties fo:margin-top="0.494cm" fo:margin-bottom="0.141cm" style: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default-outline-level="" style:class="text">
      <style:paragraph-properties fo:margin-top="0.423cm" fo:margin-bottom="0.071cm" style: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default-outline-level="" style:class="text">
      <style:paragraph-properties fo:margin-top="0.388cm" fo:margin-bottom="0.071cm" style: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default-outline-level="" style:class="text">
      <style:paragraph-properties fo:margin-top="0.353cm" fo:margin-bottom="0.071cm" style: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default-outline-level="" style:class="chapter">
      <style:paragraph-properties fo:margin-top="0.847cm" fo:margin-bottom="0.212cm" style:contextual-spacing="tru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default-outline-level="" style:class="chapter">
      <style:paragraph-properties fo:margin-top="0.635cm" fo:margin-bottom="0.141cm" style:contextual-spacing="true"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Label_20_1" style:display-name="ListLabel 1" style:family="text">
      <style:text-properties style:text-position="0% 100%" style:font-name-asian="Arial4" style:font-name-complex="Arial4"/>
    </style:style>
    <style:style style:name="ListLabel_20_2" style:display-name="ListLabel 2" style:family="text">
      <style:text-properties style:text-position="0% 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3"/>
      </text:list-level-style-bullet>
      <text:list-level-style-bullet text:level="2" text:style-name="ListLabel_20_1" style:num-suffix="o" text:bullet-char="o">
        <style:list-level-properties text:list-level-position-and-space-mode="label-alignment">
          <style:list-level-label-alignment text:label-followed-by="listtab" fo:text-indent="1.905cm" fo:margin-left="2.54cm"/>
        </style:list-level-properties>
        <style:text-properties style:font-name="Arial3"/>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Arial3"/>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Arial3"/>
      </text:list-level-style-bullet>
      <text:list-level-style-bullet text:level="5" text:style-name="ListLabel_20_1" style:num-suffix="o" text:bullet-char="o">
        <style:list-level-properties text:list-level-position-and-space-mode="label-alignment">
          <style:list-level-label-alignment text:label-followed-by="listtab" fo:text-indent="5.715cm" fo:margin-left="6.35cm"/>
        </style:list-level-properties>
        <style:text-properties style:font-name="Arial3"/>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style:font-name="Arial3"/>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style:font-name="Arial3"/>
      </text:list-level-style-bullet>
      <text:list-level-style-bullet text:level="8" text:style-name="ListLabel_20_1" style:num-suffix="o" text:bullet-char="o">
        <style:list-level-properties text:list-level-position-and-space-mode="label-alignment">
          <style:list-level-label-alignment text:label-followed-by="listtab" fo:text-indent="9.525cm" fo:margin-left="10.16cm"/>
        </style:list-level-properties>
        <style:text-properties style:font-name="Arial3"/>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3"/>
      </text:list-level-style-bullet>
      <text:list-level-style-bullet text:level="2" text:style-name="ListLabel_20_1" style:num-suffix="o" text:bullet-char="o">
        <style:list-level-properties text:list-level-position-and-space-mode="label-alignment">
          <style:list-level-label-alignment text:label-followed-by="listtab" fo:text-indent="1.905cm" fo:margin-left="2.54cm"/>
        </style:list-level-properties>
        <style:text-properties style:font-name="Arial3"/>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Arial3"/>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Arial3"/>
      </text:list-level-style-bullet>
      <text:list-level-style-bullet text:level="5" text:style-name="ListLabel_20_1" style:num-suffix="o" text:bullet-char="o">
        <style:list-level-properties text:list-level-position-and-space-mode="label-alignment">
          <style:list-level-label-alignment text:label-followed-by="listtab" fo:text-indent="5.715cm" fo:margin-left="6.35cm"/>
        </style:list-level-properties>
        <style:text-properties style:font-name="Arial3"/>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style:font-name="Arial3"/>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style:font-name="Arial3"/>
      </text:list-level-style-bullet>
      <text:list-level-style-bullet text:level="8" text:style-name="ListLabel_20_1" style:num-suffix="o" text:bullet-char="o">
        <style:list-level-properties text:list-level-position-and-space-mode="label-alignment">
          <style:list-level-label-alignment text:label-followed-by="listtab" fo:text-indent="9.525cm" fo:margin-left="10.16cm"/>
        </style:list-level-properties>
        <style:text-properties style:font-name="Arial3"/>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margin-left="0.635cm"/>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margin-left="0.199cm"/>
        </style:list-level-properties>
        <style:text-properties style:font-name="Arial3"/>
      </text:list-level-style-bullet>
      <text:list-level-style-bullet text:level="2" text:style-name="ListLabel_20_1" style:num-suffix="o" text:bullet-char="o">
        <style:list-level-properties text:list-level-position-and-space-mode="label-alignment">
          <style:list-level-label-alignment text:label-followed-by="listtab" fo:text-indent="1.905cm" fo:margin-left="2.54cm"/>
        </style:list-level-properties>
        <style:text-properties style:font-name="Arial3"/>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Arial3"/>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Arial3"/>
      </text:list-level-style-bullet>
      <text:list-level-style-bullet text:level="5" text:style-name="ListLabel_20_1" style:num-suffix="o" text:bullet-char="o">
        <style:list-level-properties text:list-level-position-and-space-mode="label-alignment">
          <style:list-level-label-alignment text:label-followed-by="listtab" fo:text-indent="5.715cm" fo:margin-left="6.35cm"/>
        </style:list-level-properties>
        <style:text-properties style:font-name="Arial3"/>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style:font-name="Arial3"/>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style:font-name="Arial3"/>
      </text:list-level-style-bullet>
      <text:list-level-style-bullet text:level="8" text:style-name="ListLabel_20_1" style:num-suffix="o" text:bullet-char="o">
        <style:list-level-properties text:list-level-position-and-space-mode="label-alignment">
          <style:list-level-label-alignment text:label-followed-by="listtab" fo:text-indent="9.525cm" fo:margin-left="10.16cm"/>
        </style:list-level-properties>
        <style:text-properties style:font-name="Arial3"/>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margin-left="0.199cm"/>
        </style:list-level-properties>
        <style:text-properties style:font-name="Arial3"/>
      </text:list-level-style-bullet>
      <text:list-level-style-bullet text:level="2" text:style-name="ListLabel_20_1" style:num-suffix="o" text:bullet-char="o">
        <style:list-level-properties text:list-level-position-and-space-mode="label-alignment">
          <style:list-level-label-alignment text:label-followed-by="listtab" fo:text-indent="1.905cm" fo:margin-left="2.54cm"/>
        </style:list-level-properties>
        <style:text-properties style:font-name="Arial3"/>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Arial3"/>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Arial3"/>
      </text:list-level-style-bullet>
      <text:list-level-style-bullet text:level="5" text:style-name="ListLabel_20_1" style:num-suffix="o" text:bullet-char="o">
        <style:list-level-properties text:list-level-position-and-space-mode="label-alignment">
          <style:list-level-label-alignment text:label-followed-by="listtab" fo:text-indent="5.715cm" fo:margin-left="6.35cm"/>
        </style:list-level-properties>
        <style:text-properties style:font-name="Arial3"/>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style:font-name="Arial3"/>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style:font-name="Arial3"/>
      </text:list-level-style-bullet>
      <text:list-level-style-bullet text:level="8" text:style-name="ListLabel_20_1" style:num-suffix="o" text:bullet-char="o">
        <style:list-level-properties text:list-level-position-and-space-mode="label-alignment">
          <style:list-level-label-alignment text:label-followed-by="listtab" fo:text-indent="9.525cm" fo:margin-left="10.16cm"/>
        </style:list-level-properties>
        <style:text-properties style:font-name="Arial3"/>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 style:num-format="1">
        <style:list-level-properties text:list-level-position-and-space-mode="label-alignment">
          <style:list-level-label-alignment text:label-followed-by="listtab"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margin-left="1.27cm"/>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margin-left="1.524cm"/>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margin-left="1.778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margin-left="2.032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margin-left="2.286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margin-left="2.54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1.27cm" fo:margin-bottom="0.212cm" style:contextual-spacing="false" fo:line-height="100%">
        <style:tab-stops>
          <style:tab-stop style:position="8.001cm" style:type="center"/>
          <style:tab-stop style:position="16.002cm" style:type="right"/>
        </style:tab-stops>
      </style:paragraph-properties>
    </style:style>
    <style:style style:name="MP2" style:family="paragraph" style:parent-style-name="Standard">
      <style:paragraph-properties fo:margin-top="0cm" fo:margin-bottom="1.27cm" style:contextual-spacing="false" fo:line-height="100%" fo:text-align="center" style:justify-single-word="false">
        <style:tab-stops>
          <style:tab-stop style:position="14.503cm"/>
        </style:tab-stops>
      </style:paragraph-properties>
    </style:style>
    <style:style style:name="MT1" style:family="text">
      <style:text-properties style:font-name="Times New Roman" fo:font-style="italic" fo:font-weight="bold" style:font-name-asian="Arial4" style:font-style-asian="italic" style:font-weight-asian="bold" style:font-name-complex="Arial4" style:font-style-complex="italic"/>
    </style:style>
    <style:style style:name="MT2" style:family="text">
      <style:text-properties fo:color="#000000" style:text-position="0% 100%" style:font-name="Arial1" fo:font-size="12pt" fo:font-weight="bold" style:font-name-asian="Arial4" style:font-size-asian="12pt" style:font-weight-asian="bold" style:font-name-complex="Arial4" style:font-size-complex="12pt"/>
    </style:style>
    <style:style style:name="MT3" style:family="text">
      <style:text-properties style:font-name="Arial1" fo:font-weight="bold" style:font-name-asian="Arial4" style:font-weight-asian="bold" style:font-name-complex="Arial4"/>
    </style:style>
    <style:page-layout style:name="Mpm1">
      <style:page-layout-properties fo:page-width="21.001cm" fo:page-height="29.7cm" style:num-format="1" style:print-orientation="portrait" fo:margin-top="1.27cm" fo:margin-bottom="1.27cm" fo:margin-left="2.501cm" fo:margin-right="2.501cm" fo:background-color="#ffffff" style:writing-mode="lr-tb" style:layout-grid-color="#c0c0c0" style:layout-grid-lines="25929" style:layout-grid-base-height="0.423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1.231cm" fo:margin-left="0cm" fo:margin-right="0cm" fo:margin-top="1.131cm" style:dynamic-spacing="true"/>
      </style:footer-style>
    </style:page-layout>
    <style:page-layout style:name="Mpm2">
      <style:page-layout-properties fo:page-width="21.001cm" fo:page-height="29.7cm" style:num-format="1" style:print-orientation="portrait" fo:margin-top="2.501cm" fo:margin-bottom="1.27cm" fo:margin-left="2.501cm" fo:margin-right="2.501cm" fo:background-color="#ffffff" style:writing-mode="lr-tb" style:layout-grid-color="#c0c0c0" style:layout-grid-lines="25929" style:layout-grid-base-height="0.423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målandsgymnasiet</text:span><text:span text:style-name="MT2"><text:tab/></text:span><text:span text:style-name="MT3">Gränssnittsdesign HT-2015</text:span></text:p>
      </style:header>
      <style:footer>
        <text:p text:style-name="MP2"><text:page-number text:select-page="current">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1-20T10:49:42.798478000</dc:date>
    <meta:document-statistic meta:table-count="4" meta:image-count="0" meta:object-count="0" meta:page-count="8" meta:paragraph-count="186" meta:word-count="580" meta:character-count="4387" meta:non-whitespace-character-count="3995"/>
    <meta:generator>LibreOffice/4.1.2.3$MacOSX_x86 LibreOffice_project/40b2d7fde7e8d2d7bc5a449dc65df4d08a7dd38</meta:generator>
  </office:meta>
</office:document-meta>
</file>